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2" style:parent-style-name="Основнойшрифтабзаца" style:family="text">
      <style:text-properties fo:font-weight="bold" style:font-weight-asian="bold" style:font-weight-complex="bold"/>
    </style:style>
    <style:style style:name="T3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4" style:parent-style-name="Основнойшрифтабзаца" style:family="text">
      <style:text-properties fo:font-weight="bold" style:font-weight-asian="bold" style:font-weight-complex="bold"/>
    </style:style>
    <style:style style:name="T5" style:parent-style-name="Основнойшрифтабзаца" style:family="text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T7" style:parent-style-name="Основнойшрифтабзаца" style:family="text">
      <style:text-properties fo:language="en" fo:country="US"/>
    </style:style>
    <style:style style:name="T8" style:parent-style-name="Основнойшрифтабзаца" style:family="text">
      <style:text-properties fo:language="en" fo:country="US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language="en" fo:country="US"/>
    </style:style>
    <style:style style:name="T13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14" style:parent-style-name="Основнойшрифтабзаца" style:family="text">
      <style:text-properties fo:font-weight="bold" style:font-weight-asian="bold" style:font-weight-complex="bold"/>
    </style:style>
    <style:style style:name="T15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16" style:parent-style-name="Основнойшрифтабзаца" style:family="text">
      <style:text-properties fo:font-weight="bold" style:font-weight-asian="bold" style:font-weight-complex="bold"/>
    </style:style>
    <style:style style:name="T17" style:parent-style-name="Основнойшрифтабзаца" style:family="text">
      <style:text-properties fo:color="#C9211E"/>
    </style:style>
    <style:style style:name="T18" style:parent-style-name="Основнойшрифтабзаца" style:family="text">
      <style:text-properties fo:font-weight="bold" style:font-weight-asian="bold" style:font-weight-complex="bold"/>
    </style:style>
    <style:style style:name="T19" style:parent-style-name="Основнойшрифтабзаца" style:family="text">
      <style:text-properties fo:color="#C9211E"/>
    </style:style>
    <style:style style:name="T20" style:parent-style-name="Основнойшрифтабзаца" style:family="text">
      <style:text-properties fo:language="en" fo:country="US"/>
    </style:style>
    <style:style style:name="T21" style:parent-style-name="Основнойшрифтабзаца" style:family="text">
      <style:text-properties fo:color="#C9211E"/>
    </style:style>
    <style:style style:name="T22" style:parent-style-name="Основнойшрифтабзаца" style:family="text">
      <style:text-properties fo:color="#C9211E" fo:language="en" fo:country="US"/>
    </style:style>
    <style:style style:name="T23" style:parent-style-name="Основнойшрифтабзаца" style:family="text">
      <style:text-properties fo:color="#C9211E"/>
    </style:style>
    <style:style style:name="T24" style:parent-style-name="Основнойшрифтабзаца" style:family="text">
      <style:text-properties fo:color="#C9211E" fo:language="en" fo:country="US"/>
    </style:style>
    <style:style style:name="T25" style:parent-style-name="Основнойшрифтабзаца" style:family="text">
      <style:text-properties fo:color="#C9211E"/>
    </style:style>
    <style:style style:name="T26" style:parent-style-name="Основнойшрифтабзаца" style:family="text">
      <style:text-properties fo:color="#C9211E" fo:language="en" fo:country="US"/>
    </style:style>
    <style:style style:name="T27" style:parent-style-name="Основнойшрифтабзаца" style:family="text">
      <style:text-properties fo:color="#C9211E"/>
    </style:style>
    <style:style style:name="T28" style:parent-style-name="Основнойшрифтабзаца" style:family="text">
      <style:text-properties fo:color="#C9211E" fo:language="en" fo:country="US"/>
    </style:style>
    <style:style style:name="T29" style:parent-style-name="Основнойшрифтабзаца" style:family="text">
      <style:text-properties fo:color="#C9211E"/>
    </style:style>
    <style:style style:name="T30" style:parent-style-name="Основнойшрифтабзаца" style:family="text">
      <style:text-properties fo:color="#C9211E" fo:language="en" fo:country="US"/>
    </style:style>
    <style:style style:name="T31" style:parent-style-name="Основнойшрифтабзаца" style:family="text">
      <style:text-properties fo:color="#C9211E"/>
    </style:style>
    <style:style style:name="T32" style:parent-style-name="Основнойшрифтабзаца" style:family="text">
      <style:text-properties fo:color="#C9211E" fo:language="en" fo:country="US"/>
    </style:style>
    <style:style style:name="T33" style:parent-style-name="Основнойшрифтабзаца" style:family="text">
      <style:text-properties fo:color="#C9211E"/>
    </style:style>
    <style:style style:name="T34" style:parent-style-name="Основнойшрифтабзаца" style:family="text">
      <style:text-properties fo:color="#C9211E" fo:language="en" fo:country="US"/>
    </style:style>
    <style:style style:name="T35" style:parent-style-name="Основнойшрифтабзаца" style:family="text">
      <style:text-properties fo:color="#C9211E"/>
    </style:style>
    <style:style style:name="T36" style:parent-style-name="Основнойшрифтабзаца" style:family="text">
      <style:text-properties fo:color="#C9211E" fo:language="en" fo:country="US"/>
    </style:style>
    <style:style style:name="T37" style:parent-style-name="Основнойшрифтабзаца" style:family="text">
      <style:text-properties fo:color="#C9211E"/>
    </style:style>
    <style:style style:name="T38" style:parent-style-name="Основнойшрифтабзаца" style:family="text">
      <style:text-properties fo:color="#C9211E" fo:language="en" fo:country="US"/>
    </style:style>
    <style:style style:name="T39" style:parent-style-name="Основнойшрифтабзаца" style:family="text">
      <style:text-properties fo:color="#C9211E"/>
    </style:style>
    <style:style style:name="T40" style:parent-style-name="Основнойшрифтабзаца" style:family="text">
      <style:text-properties fo:color="#C9211E" fo:language="en" fo:country="US"/>
    </style:style>
    <style:style style:name="T41" style:parent-style-name="Основнойшрифтабзаца" style:family="text">
      <style:text-properties fo:color="#C9211E"/>
    </style:style>
    <style:style style:name="T42" style:parent-style-name="Основнойшрифтабзаца" style:family="text">
      <style:text-properties fo:color="#C9211E" fo:language="en" fo:country="US"/>
    </style:style>
    <style:style style:name="T43" style:parent-style-name="Основнойшрифтабзаца" style:family="text">
      <style:text-properties fo:color="#C9211E"/>
    </style:style>
    <style:style style:name="T44" style:parent-style-name="Основнойшрифтабзаца" style:family="text">
      <style:text-properties fo:color="#C9211E" fo:language="en" fo:country="US"/>
    </style:style>
    <style:style style:name="T45" style:parent-style-name="Основнойшрифтабзаца" style:family="text">
      <style:text-properties fo:color="#C9211E" fo:language="en" fo:country="US"/>
    </style:style>
    <style:style style:name="T46" style:parent-style-name="Основнойшрифтабзаца" style:family="text">
      <style:text-properties fo:color="#C9211E"/>
    </style:style>
    <style:style style:name="T47" style:parent-style-name="Основнойшрифтабзаца" style:family="text">
      <style:text-properties fo:color="#C9211E" fo:language="en" fo:country="US"/>
    </style:style>
    <style:style style:name="T48" style:parent-style-name="Основнойшрифтабзаца" style:family="text">
      <style:text-properties fo:color="#C9211E"/>
    </style:style>
    <style:style style:name="T49" style:parent-style-name="Основнойшрифтабзаца" style:family="text">
      <style:text-properties fo:color="#C9211E" fo:language="en" fo:country="US"/>
    </style:style>
    <style:style style:name="T50" style:parent-style-name="Основнойшрифтабзаца" style:family="text">
      <style:text-properties fo:color="#C9211E"/>
    </style:style>
    <style:style style:name="T51" style:parent-style-name="Основнойшрифтабзаца" style:family="text">
      <style:text-properties fo:font-weight="bold" style:font-weight-asian="bold" style:font-weight-complex="bold"/>
    </style:style>
    <style:style style:name="T52" style:parent-style-name="Основнойшрифтабзаца" style:family="text">
      <style:text-properties fo:color="#C9211E"/>
    </style:style>
    <style:style style:name="T53" style:parent-style-name="Основнойшрифтабзаца" style:family="text">
      <style:text-properties fo:font-weight="bold" style:font-weight-asian="bold" style:font-weight-complex="bold"/>
    </style:style>
    <style:style style:name="T54" style:parent-style-name="Основнойшрифтабзаца" style:family="text">
      <style:text-properties fo:color="#C9211E"/>
    </style:style>
    <style:style style:name="T55" style:parent-style-name="Основнойшрифтабзаца" style:family="text">
      <style:text-properties fo:color="#C9211E"/>
    </style:style>
    <style:style style:name="T56" style:parent-style-name="Основнойшрифтабзаца" style:family="text">
      <style:text-properties fo:font-weight="bold" style:font-weight-asian="bold" style:font-weight-complex="bold"/>
    </style:style>
    <style:style style:name="T57" style:parent-style-name="Основнойшрифтабзаца" style:family="text">
      <style:text-properties fo:color="#C9211E"/>
    </style:style>
    <style:style style:name="T58" style:parent-style-name="Основнойшрифтабзаца" style:family="text">
      <style:text-properties fo:color="#C9211E"/>
    </style:style>
    <style:style style:name="T59" style:parent-style-name="Основнойшрифтабзаца" style:family="text">
      <style:text-properties fo:color="#C9211E"/>
    </style:style>
    <style:style style:name="T60" style:parent-style-name="Основнойшрифтабзаца" style:family="text">
      <style:text-properties fo:font-weight="bold" style:font-weight-asian="bold" style:font-weight-complex="bold"/>
    </style:style>
    <style:style style:name="T61" style:parent-style-name="Основнойшрифтабзаца" style:family="text">
      <style:text-properties fo:color="#C9211E"/>
    </style:style>
    <style:style style:name="T62" style:parent-style-name="Основнойшрифтабзаца" style:family="text">
      <style:text-properties fo:font-weight="bold" style:font-weight-asian="bold" style:font-weight-complex="bold"/>
    </style:style>
    <style:style style:name="T63" style:parent-style-name="Основнойшрифтабзаца" style:family="text">
      <style:text-properties fo:color="#C9211E"/>
    </style:style>
    <style:style style:name="T64" style:parent-style-name="Основнойшрифтабзаца" style:family="text">
      <style:text-properties fo:font-weight="bold" style:font-weight-asian="bold" style:font-weight-complex="bold"/>
    </style:style>
    <style:style style:name="T65" style:parent-style-name="Основнойшрифтабзаца" style:family="text">
      <style:text-properties fo:color="#C9211E"/>
    </style:style>
    <style:style style:name="T66" style:parent-style-name="Основнойшрифтабзаца" style:family="text">
      <style:text-properties fo:font-weight="bold" style:font-weight-asian="bold" style:font-weight-complex="bold"/>
    </style:style>
    <style:style style:name="T67" style:parent-style-name="Основнойшрифтабзаца" style:family="text">
      <style:text-properties fo:font-weight="bold" style:font-weight-asian="bold" style:font-weight-complex="bold"/>
    </style:style>
    <style:style style:name="T68" style:parent-style-name="Основнойшрифтабзаца" style:family="text">
      <style:text-properties fo:font-weight="bold" style:font-weight-asian="bold" style:font-weight-complex="bold"/>
    </style:style>
    <style:style style:name="T69" style:parent-style-name="Основнойшрифтабзаца" style:family="text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71" style:parent-style-name="Standard" style:list-style-name="List1" style:family="paragraph"/>
    <style:style style:name="P72" style:parent-style-name="Standard" style:list-style-name="List1" style:family="paragraph"/>
    <style:style style:name="P73" style:parent-style-name="Standard" style:list-style-name="List1" style:family="paragraph"/>
    <style:style style:name="P74" style:parent-style-name="Standard" style:list-style-name="List1" style:family="paragraph"/>
  </office:automatic-styles>
  <office:body>
    <office:text text:use-soft-page-breaks="true">
      <text:p text:style-name="P1">ТЗ</text:p>
      <text:p text:style-name="Standard"><text:span text:style-name="T2">1.</text:span><text:s/>Скачиваем и устанавливаем<text:s/><text:a xlink:href="https://nodejs.org/en/" office:target-frame-name="_top" xlink:show="replace">https://nodejs.org/en/</text:a><text:s/>12.х. минимальная версия;</text:p>
      <text:p text:style-name="Standard">Скачать<text:s/><text:a xlink:href="https://dotnet.microsoft.com/download/dotnet-core/3.1" office:target-frame-name="_top" xlink:show="replace">https://dotnet.microsoft.com/download/dotnet-core/3.1</text:a><text:s/><text:span text:style-name="T3">SDK</text:span><text:s/>создать новый проект<text:s/>командой<text:s/><text:span text:style-name="T4">dotnet new angular</text:span><text:s/>открыть проект можно в<text:s/><text:span text:style-name="T5">Visual</text:span><text:s/><text:span text:style-name="T6">Studio</text:span><text:s/><text:span text:style-name="T7">Code</text:span><text:s/>или в<text:s/><text:span text:style-name="T8">Visual</text:span><text:s/><text:span text:style-name="T9">Studio</text:span><text:s/><text:span text:style-name="T10">Community</text:span>. (Все ТЗ должно быть сделано в рамках данного шаблона, запуск сайта без<text:s/><text:span text:style-name="T11">Visual</text:span><text:s/><text:span text:style-name="T12">Studio</text:span><text:s/>–<text:s/><text:span text:style-name="T13">dotnet</text:span><text:span text:style-name="T14"><text:s/></text:span><text:span text:style-name="T15">run</text:span>)</text:p>
      <text:p text:style-name="Standard"><text:span text:style-name="T16">2.</text:span><text:s/>Создать новую страничку<text:s/><text:span text:style-name="T17">Магазин</text:span><text:s/>добавить в пункт меню на него ссылку.</text:p>
      <text:p text:style-name="Standard"><text:span text:style-name="T18">3.</text:span><text:s/>В вкладке<text:s/><text:span text:style-name="T19">Магазин</text:span><text:s text:c="2"/>вывод прайс листа который подгружается из<text:s/><text:span text:style-name="T20">json</text:span><text:s/>файла (файл:<text:s/><text:span text:style-name="T21">[{"</text:span><text:span text:style-name="T22">id</text:span><text:span text:style-name="T23">": 1, "</text:span><text:span text:style-name="T24">name</text:span><text:span text:style-name="T25">": "бумага", "</text:span><text:span text:style-name="T26">price</text:span><text:span text:style-name="T27">": 1000,<text:s/></text:span><text:span text:style-name="T28">attr</text:span><text:span text:style-name="T29">: {"</text:span><text:span text:style-name="T30">color</text:span><text:span text:style-name="T31">": "белый","</text:span><text:span text:style-name="T32">format</text:span><text:span text:style-name="T33">": "</text:span><text:span text:style-name="T34">A</text:span><text:span text:style-name="T35">4"}},{"</text:span><text:span text:style-name="T36">id</text:span><text:span text:style-name="T37">": 2, "</text:span><text:span text:style-name="T38">name</text:span><text:span text:style-name="T39">": "бумага", "</text:span><text:span text:style-name="T40">price</text:span><text:span text:style-name="T41">": 2000,<text:s/></text:span><text:span text:style-name="T42">attr</text:span><text:span text:style-name="T43">: {"</text:span><text:span text:style-name="T44">col</text:span><text:span text:style-name="T45">or</text:span><text:span text:style-name="T46">": "белый","</text:span><text:span text:style-name="T47">format</text:span><text:span text:style-name="T48">": "</text:span><text:span text:style-name="T49">A</text:span><text:span text:style-name="T50">3"}}]</text:span>).</text:p>
      <text:p text:style-name="Standard"><text:span text:style-name="T51">4.</text:span><text:s/>Во вкладке магазин добавить возможность добавки в<text:s/><text:span text:style-name="T52">корзину</text:span>.</text:p>
      <text:p text:style-name="Standard"><text:span text:style-name="T53">5.</text:span><text:s/>Сделать пункт меню<text:s/><text:span text:style-name="T54">корзина</text:span><text:s/>и отображать кол-во предметов в ней, по клику отображать содержимое<text:s/><text:span text:style-name="T55">корзины</text:span>.</text:p>
      <text:p text:style-name="Standard"><text:span text:style-name="T56">6.</text:span><text:s/>Содержимое<text:s/><text:span text:style-name="T57">корзины</text:span><text:s/>должны сохраняться после обновления страницы если не было нажато<text:s/><text:span text:style-name="T58">очистить</text:span><text:s/>или не<text:s/><text:span text:style-name="T59">оформлен заказ</text:span></text:p>
      <text:p text:style-name="Standard"><text:span text:style-name="T60">7.</text:span><text:s/>Из<text:s/><text:span text:style-name="T61">корзины</text:span><text:s/>можно оформить заказ пользователь попадает на страницу оформления заказа.</text:p>
      <text:p text:style-name="Standard"><text:span text:style-name="T62">8.</text:span><text:s/>Страница<text:s/><text:span text:style-name="T63">оформления заказа</text:span><text:s/>— форма должна быть в<text:s/>виде шагов.</text:p>
      <text:p text:style-name="Standard"><text:span text:style-name="T64">9.</text:span><text:s/><text:span text:style-name="T65">Первый шаг оформления заказа</text:span><text:s/>— должен содержать ввод имя, телефона, галочка подтверждающая обработку перс данных. Вся форма должна быть заполненная и поставлена галочка для условия перехода далее.</text:p>
      <text:p text:style-name="Standard"><text:span text:style-name="T66">10.</text:span><text:s/>Второй шаг оформления заказа — должен содержать вывод корзины для подтверждение заказа. Для его подтверждения как заказа.</text:p>
      <text:p text:style-name="Standard"><text:span text:style-name="T67">11.</text:span><text:s/>Третий шаг оформления заказа — Ввод синлс и загрузка своего фото. Все поля должны быть заполнены корректно.</text:p>
      <text:p text:style-name="Standard"><text:span text:style-name="T68">12.</text:span><text:s/>Четвертый шаг оформления заказа — Выбор доставки: Самовывоз — Москва, Воронеж. Доставка почтой: показывать поля фио, телефон получателя, индекс, адрес.</text:p>
      <text:p text:style-name="Standard"><text:span text:style-name="T69">13.</text:span><text:s/>Пятый шаг оформления заказа отображать данные которые должны быть отправлены на сервер.</text:p>
      <text:p text:style-name="Standard"/>
      <text:p text:style-name="P70">Бонусная часть ТЗ:</text:p>
      <text:p text:style-name="Standard"/>
      <text:list text:style-name="List1">
        <text:list-item>
          <text:p text:style-name="P71">Пункт 3 сделать выводом из контроллера на<text:s/>бекенде.</text:p>
        </text:list-item>
        <text:list-item>
          <text:p text:style-name="P72">Принимать пункт 13 в контроллере (отображать полоску загрузки и скорость).</text:p>
        </text:list-item>
        <text:list-item>
          <text:p text:style-name="P73">Добавить шестой шаг в форме — Сообщение об успешной загрузке. Если нет успешной загрузки то добавить кнопку пере отправки на сервер данных.</text:p>
        </text:list-item>
        <text:list-item>
          <text:p text:style-name="P74">Выводить номер заказа при успешном ответе сервера (который должен вернуть цифру с номером)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WW_CharLFO1LVL1" style:family="text">
      <style:text-properties style:font-name="OpenSymbol"/>
    </style:style>
    <style:style style:name="WW_CharLFO1LVL2" style:family="text">
      <style:text-properties style:font-name="OpenSymbol"/>
    </style:style>
    <style:style style:name="WW_CharLFO1LVL3" style:family="text">
      <style:text-properties style:font-name="OpenSymbol"/>
    </style:style>
    <style:style style:name="WW_CharLFO1LVL4" style:family="text">
      <style:text-properties style:font-name="OpenSymbol"/>
    </style:style>
    <style:style style:name="WW_CharLFO1LVL5" style:family="text">
      <style:text-properties style:font-name="OpenSymbol"/>
    </style:style>
    <style:style style:name="WW_CharLFO1LVL6" style:family="text">
      <style:text-properties style:font-name="OpenSymbol"/>
    </style:style>
    <style:style style:name="WW_CharLFO1LVL7" style:family="text">
      <style:text-properties style:font-name="OpenSymbol"/>
    </style:style>
    <style:style style:name="WW_CharLFO1LVL8" style:family="text">
      <style:text-properties style:font-name="OpenSymbol"/>
    </style:style>
    <style:style style:name="WW_CharLFO1LVL9" style:family="text">
      <style:text-properties style:font-name="OpenSymbol"/>
    </style:style>
    <text:list-style style:name="List1" style:display-name="List 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Deus Vult</meta:initial-creator>
    <dc:creator>Deus Vult</dc:creator>
    <meta:creation-date>2024-04-07T14:55:00Z</meta:creation-date>
    <dc:date>2024-04-07T14:55:00Z</dc:date>
    <meta:template xlink:href="Normal" xlink:type="simple"/>
    <meta:editing-cycles>2</meta:editing-cycles>
    <meta:editing-duration>PT0S</meta:editing-duration>
    <meta:document-statistic meta:page-count="1" meta:paragraph-count="4" meta:word-count="344" meta:character-count="2305" meta:row-count="16" meta:non-whitespace-character-count="1965"/>
  </office:meta>
</office:document-meta>
</file>